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6dfe" officeooo:paragraph-rsid="00106df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paragraph-rsid="001226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06dfe" officeooo:paragraph-rsid="00106df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1488c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488c5" officeooo:paragraph-rsid="001488c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5c2dd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4397" officeooo:paragraph-rsid="00174397"/>
    </style:style>
    <style:style style:name="T1" style:family="text">
      <style:text-properties officeooo:rsid="001226c5"/>
    </style:style>
    <style:style style:name="T2" style:family="text">
      <style:text-properties officeooo:rsid="001488c5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488c5" style:font-size-asian="14pt" style:font-size-complex="14pt"/>
    </style:style>
    <style:style style:name="T5" style:family="text">
      <style:text-properties style:font-name="Times New Roman" fo:font-size="14pt" officeooo:rsid="00174397" style:font-size-asian="14pt" style:font-size-complex="14pt"/>
    </style:style>
    <style:style style:name="T6" style:family="text">
      <style:text-properties style:font-name="Times New Roman" fo:font-size="14pt" fo:language="en" fo:country="US" officeooo:rsid="0015a47f" style:font-size-asian="14pt" style:font-size-complex="14pt"/>
    </style:style>
    <style:style style:name="T7" style:family="text">
      <style:text-properties style:font-name="Times New Roman" fo:font-size="14pt" fo:language="en" fo:country="US" officeooo:rsid="0015c2dd" style:font-size-asian="14pt" style:font-size-complex="14pt"/>
    </style:style>
    <style:style style:name="T8" style:family="text">
      <style:text-properties style:font-name="Times New Roman" fo:font-size="14pt" fo:language="en" fo:country="US" officeooo:rsid="00174397" style:font-size-asian="14pt" style:font-size-complex="14pt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officeooo:rsid="0015a47f" style:font-size-asian="14pt" style:font-size-complex="14pt"/>
    </style:style>
    <style:style style:name="T11" style:family="text">
      <style:text-properties style:font-name="Times New Roman" fo:font-size="14pt" fo:language="ru" fo:country="RU" officeooo:rsid="0015c2dd" style:font-size-asian="14pt" style:font-size-complex="14pt"/>
    </style:style>
    <style:style style:name="T12" style:family="text">
      <style:text-properties style:font-name="Times New Roman" fo:font-size="14pt" fo:language="ru" fo:country="RU" officeooo:rsid="00174397" style:font-size-asian="14pt" style:font-size-complex="14pt"/>
    </style:style>
    <style:style style:name="T13" style:family="text">
      <style:text-properties style:font-name="Times New Roman" fo:font-size="14pt" fo:language="ru" fo:country="RU" officeooo:rsid="0018c017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крокредитование физических лиц</text:p>
      <text:p text:style-name="P3">1.<text:span text:style-name="T2">В</text:span>ведение<text:line-break/><text:span text:style-name="T2">1.1 Цель документа<text:line-break/><text:tab/></text:span>Данным документом будут описаны характеристики продукта, пользователей продукта, функции продукта,основные варианты использования продукта, требования к продукту, требования к документации.</text:p>
      <text:p text:style-name="P5">1.2 Общая характеристика продукта</text:p>
      <text:p text:style-name="P2"><text:tab/>Продукт готового ПО «<text:span text:style-name="T2">Кредитование физических лиц» </text:span>будет использоваться работник<text:span text:style-name="T1">ом </text:span>офиса, в обязанности которого входит: </text:p>
      <text:p text:style-name="P2">помощь клиентам в заполнении заявок на получение микрокредита, </text:p>
      <text:p text:style-name="P2">одобрение/отказ в получении микрокредита, </text:p>
      <text:p text:style-name="P4">занесение данных в программу. </text:p>
      <text:p text:style-name="P6"><text:span text:style-name="T4"><text:tab/>Обязанности работника офиса напрямую связаны с использованием данной программы: заявки, составленные клиентом, загружаются в программу, после чего она проверяет клиента по бсзе данных организации. Если клиент не имеет задолженностей и имеет кредитную историю с положительным коэффициентом кредитора (порядок вычисления коэффициента далее), система связывается с общей базой данных б</text:span><text:span text:style-name="T5">анковских</text:span><text:span text:style-name="T4"> организаций на предмет наличия у </text:span><text:span text:style-name="T5">клиента плохой кредитной истории</text:span><text:span text:style-name="T4">.<text:line-break/><text:tab/>Вычисление коэффициента кредитора происходит следующим образом:</text:span><text:span text:style-name="T10"> </text:span><text:span text:style-name="T7">(cSUM/100)*(</text:span><text:span text:style-name="T6">cP</text:span><text:span text:style-name="T7">IT-cPNT), </text:span><text:span text:style-name="T11">где </text:span><text:span text:style-name="T7">cSUM(credit summary) – </text:span><text:span text:style-name="T11">количество выданных з</text:span><text:span text:style-name="T12">аёмщику, </text:span><text:span text:style-name="T8">cPIT(credit paid in time) -</text:span><text:span text:style-name="T12">количество кредитов, погашенных вовремя, </text:span><text:span text:style-name="T8">cPNT(credit paid not in time) —</text:span><text:span text:style-name="T12"> количество кредитов, погашенных не вовремя.<text:line-break/><text:tab/>Кредит может быть одобрен, если коэффициент клиента не ниже -0.09 и если клиент имеет персональный кредитный рейтинг не менее 500. Также, если заёмщик имеет непогашенный кредит в данной организации, заявка на кредит отклоняется.</text:span></text:p>
      <text:p text:style-name="P7"><text:span text:style-name="T3"><text:tab/></text:span><text:span text:style-name="T9">1.3 Ссылки</text:span></text:p>
      <text:p text:style-name="P7"><text:span text:style-name="T9"><text:tab/></text:span><text:span text:style-name="T3">nbki.ru – </text:span><text:span text:style-name="T9">сайт расчета персонального кредитного рейтинга (программа связывается с сайтом </text:span><text:span text:style-name="T13">для получения пкр </text:span><text:span text:style-name="T9">через </text:span><text:span text:style-name="T3">api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6:43:15.530000000</meta:creation-date>
    <dc:date>2020-03-17T20:47:16.491000000</dc:date>
    <meta:editing-duration>P3DT6H50M10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198" meta:character-count="1649" meta:non-whitespace-character-count="1447"/>
  </office:meta>
</office:document-meta>
</file>